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7.30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6.10305555555556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ng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3"/>
        <table:table-column table:style-name="co2" table:number-columns-repeated="16378" table:default-cell-style-name="ce1"/>
        <table:table-row table:style-name="ro1">
          <table:table-cell office:value-type="string" table:style-name="ce1">
            <text:p>Unholy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./songs/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s It Wa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./songs/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 Bachat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./songs/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Span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'm Good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./songs/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ich Flex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./songs/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l I Want for Christmas Is You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./songs/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Span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der the Influence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./songs/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de You Look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./songs/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 Porto Bonito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./songs/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Span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other Love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./songs/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st Christmas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./songs/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 Ain't Worried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./songs/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ckin Around the Christmas Tree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./songs/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Tití me preguntó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./songs/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Span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ss You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./songs/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y Mor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./songs/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Span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e For You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./songs/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d Habbit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./songs/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reamers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./songs/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ckingbird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./songs/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./images/songs/</text:p>
          </table:table-cell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Aaron</meta:initial-creator>
    <dc:creator>Aaron</dc:creator>
    <meta:creation-date>2022-12-02T12:19:07Z</meta:creation-date>
    <dc:date>2022-12-02T13:14:08Z</dc:date>
  </office:meta>
</office:document-meta>
</file>